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formula="of:=(LN([.C4]/[.C3])+([.C6]+1/2*[.C5]^2)*[.C2])/([.C5]*SQRT([.C2]))" office:value-type="float" office:value="0.673525668408702" calcext:value-type="float">
            <text:p>0.6735256684087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formula="of:=[.C8]-[.C5]*SQRT([.C2])" office:value-type="float" office:value="0.226312072908744" calcext:value-type="float">
            <text:p>0.22631207290874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d1</text:p>
          </table:table-cell>
          <table:table-cell table:formula="of:=COM.MICROSOFT.NORM.DIST([.C8];0;1;1)" office:value-type="float" office:value="0.749693537811529" calcext:value-type="float">
            <text:p>0.749693537811529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11]*[.C11]" office:value-type="float" office:value="74.9693537811529" calcext:value-type="float">
            <text:p>74.9693537811529</text:p>
          </table:table-cell>
        </table:table-row>
        <table:table-row table:style-name="ro1">
          <table:table-cell/>
          <table:table-cell office:value-type="string" calcext:value-type="string">
            <text:p>Nd2</text:p>
          </table:table-cell>
          <table:table-cell table:formula="of:=COM.MICROSOFT.NORM.DIST([.C9];0;1;1)" office:value-type="float" office:value="0.589520645429985" calcext:value-type="float">
            <text:p>0.589520645429985</text:p>
          </table:table-cell>
          <table:table-cell table:formula="of:=[.C3]" office:value-type="float" office:value="105" calcext:value-type="float">
            <text:p>105</text:p>
          </table:table-cell>
          <table:table-cell table:formula="of:=[.D12]*[.C12]" office:value-type="float" office:value="61.8996677701485" calcext:value-type="float">
            <text:p>61.89966777014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[.E11]-[.E12]*EXP(-[.C2]*[.C6])" office:value-type="float" office:value="26.7618440499015" calcext:value-type="float">
            <text:p>26.7618440499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3:06:38.876376260</meta:creation-date>
    <dc:date>2024-06-19T23:12:27.309865339</dc:date>
    <meta:editing-duration>PT5M48S</meta:editing-duration>
    <meta:editing-cycles>1</meta:editing-cycles>
    <meta:document-statistic meta:table-count="1" meta:cell-count="23" meta:object-count="0"/>
    <meta:generator>LibreOffice/7.3.7.2$Linux_X86_64 LibreOffice_project/30$Build-2</meta:generator>
  </office:meta>
</office:document-meta>
</file>